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17db93" officeooo:paragraph-rsid="0017db93"/>
    </style:style>
    <style:style style:name="P2" style:family="paragraph" style:parent-style-name="Text_20_body">
      <style:text-properties style:font-name="Arial" fo:language="en" fo:country="US" officeooo:rsid="0018c233" officeooo:paragraph-rsid="0018c233"/>
    </style:style>
    <style:style style:name="P3" style:family="paragraph" style:parent-style-name="Text_20_body">
      <style:text-properties style:font-name="Arial" fo:language="en" fo:country="US" officeooo:rsid="001f55f4" officeooo:paragraph-rsid="001f55f4" fo:background-color="#ff9999"/>
    </style:style>
    <style:style style:name="P4" style:family="paragraph" style:parent-style-name="Text_20_body">
      <style:text-properties style:font-name="Arial" fo:language="en" fo:country="US" officeooo:rsid="001a3b00" officeooo:paragraph-rsid="001a3b00"/>
    </style:style>
    <style:style style:name="P5" style:family="paragraph" style:parent-style-name="Text_20_body">
      <style:text-properties style:font-name="Arial" fo:language="en" fo:country="US" officeooo:rsid="001f55f4" officeooo:paragraph-rsid="001f55f4"/>
    </style:style>
    <style:style style:name="P6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222506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mission that aims to create transportable autonomous agricultural production units to strategic locations where there are refugees and places where people can not afford.</text:p>
      <text:p text:style-name="P2">It’s an on going project, as the prototype isn’t yet made. It needs some funds and further study to go.</text:p>
      <text:p text:style-name="P5"/>
      <text:p text:style-name="P3">Download the project:</text:p>
      <text:p text:style-name="P6">git clone <text:a xlink:type="simple" xlink:href="https://github.com/missionsave/proj" text:style-name="Internet_20_link" text:visited-style-name="Visited_20_Internet_20_Link">https://github.com/missionsave/proj</text:a> missionsave</text:p>
      <text:p text:style-name="P4"/>
      <text:p text:style-name="P4"><text:a xlink:type="simple" xlink:href="http://www.youtube.com/embed/QZ-5ADFl6WQ" text:style-name="Internet_20_link" text:visited-style-name="Visited_20_Internet_20_Link">http://www.youtube.com/embed/QZ-5ADFl6W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8-09-29T20:20:50.452912251</dc:date>
    <meta:editing-duration>PT25M3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55" meta:character-count="401" meta:non-whitespace-character-count="351"/>
  </office:meta>
</office:document-meta>
</file>